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LVL2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3LVL2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Безинтервала" style:master-page-name="MP0" style:family="paragraph">
      <style:paragraph-properties fo:break-before="page"/>
      <style:text-properties fo:font-weight="bold" style:font-weight-asian="bold" fo:font-size="16pt" style:font-size-asian="16pt" style:font-size-complex="16pt"/>
    </style:style>
    <style:style style:name="P2" style:parent-style-name="Безинтервала" style:family="paragraph">
      <style:paragraph-properties fo:text-align="justify" fo:text-indent="0.4923in"/>
      <style:text-properties fo:font-size="14pt" style:font-size-asian="14pt" style:font-size-complex="14pt"/>
    </style:style>
    <style:style style:name="P3" style:parent-style-name="Безинтервала" style:family="paragraph">
      <style:paragraph-properties fo:text-align="justify" fo:text-indent="0.4923in"/>
      <style:text-properties fo:font-size="14pt" style:font-size-asian="14pt" style:font-size-complex="14pt"/>
    </style:style>
    <style:style style:name="P4" style:parent-style-name="Безинтервала" style:family="paragraph">
      <style:paragraph-properties fo:text-align="justify" fo:text-indent="0.4923in"/>
      <style:text-properties fo:font-size="14pt" style:font-size-asian="14pt" style:font-size-complex="14pt"/>
    </style:style>
    <style:style style:name="P5" style:parent-style-name="Безинтервала" style:family="paragraph">
      <style:paragraph-properties fo:text-align="justify"/>
    </style:style>
    <style:style style:name="T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P8" style:parent-style-name="Безинтервала" style:family="paragraph">
      <style:paragraph-properties fo:text-align="justify"/>
    </style:style>
    <style:style style:name="T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T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" style:parent-style-name="Основнойшрифтабзаца" style:family="text">
      <style:text-properties fo:font-size="14pt" style:font-size-asian="14pt" style:font-size-complex="14pt"/>
    </style:style>
    <style:style style:name="P13" style:parent-style-name="Безинтервала" style:family="paragraph">
      <style:paragraph-properties fo:text-align="justify"/>
    </style:style>
    <style:style style:name="T1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5" style:parent-style-name="Основнойшрифтабзаца" style:family="text">
      <style:text-properties fo:font-size="14pt" style:font-size-asian="14pt" style:font-size-complex="14pt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P19" style:parent-style-name="Безинтервала" style:family="paragraph">
      <style:paragraph-properties fo:text-align="justify"/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P22" style:parent-style-name="Безинтервала" style:family="paragraph">
      <style:paragraph-properties fo:text-align="justify" fo:margin-left="0.7875in">
        <style:tab-stops/>
      </style:paragraph-properties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P26" style:parent-style-name="Безинтервала" style:family="paragraph">
      <style:paragraph-properties fo:text-align="justify"/>
    </style:style>
    <style:style style:name="T2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P30" style:parent-style-name="Безинтервала" style:family="paragraph">
      <style:paragraph-properties fo:text-align="justify"/>
    </style:style>
    <style:style style:name="T3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P33" style:parent-style-name="Безинтервала" style:family="paragraph">
      <style:paragraph-properties fo:text-align="justify" fo:margin-left="0.25in">
        <style:tab-stops/>
      </style:paragraph-properties>
      <style:text-properties fo:font-size="14pt" style:font-size-asian="14pt" style:font-size-complex="14pt"/>
    </style:style>
    <style:style style:name="P34" style:parent-style-name="Безинтервала" style:family="paragraph">
      <style:paragraph-properties fo:text-align="justify" fo:text-indent="0.4923in"/>
      <style:text-properties fo:font-size="14pt" style:font-size-asian="14pt" style:font-size-complex="14pt"/>
    </style:style>
    <style:style style:name="P35" style:parent-style-name="Безинтервала" style:family="paragraph">
      <style:paragraph-properties fo:text-align="justify"/>
    </style:style>
    <style:style style:name="T3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P38" style:parent-style-name="Безинтервала" style:family="paragraph">
      <style:paragraph-properties fo:text-align="justify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4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48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P54" style:parent-style-name="Безинтервала" style:family="paragraph">
      <style:paragraph-properties fo:text-align="justify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P59" style:parent-style-name="Безинтервала" style:family="paragraph">
      <style:paragraph-properties fo:text-align="justify"/>
    </style:style>
    <style:style style:name="T60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P71" style:parent-style-name="Безинтервала" style:family="paragraph">
      <style:paragraph-properties fo:text-align="justify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77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1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7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9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P91" style:parent-style-name="Безинтервала" style:family="paragraph">
      <style:paragraph-properties fo:text-align="justify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8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Безинтервала" style:family="paragraph">
      <style:paragraph-properties fo:text-align="justify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P102" style:parent-style-name="Безинтервала" style:family="paragraph">
      <style:paragraph-properties fo:text-align="justify"/>
    </style:style>
    <style:style style:name="T10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P106" style:parent-style-name="Безинтервала" style:family="paragraph">
      <style:paragraph-properties fo:text-align="justify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0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P124" style:parent-style-name="Безинтервала" style:family="paragraph">
      <style:paragraph-properties fo:text-align="justify"/>
    </style:style>
    <style:style style:name="T1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P129" style:parent-style-name="Безинтервала" style:family="paragraph">
      <style:paragraph-properties fo:text-align="justify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P142" style:parent-style-name="Безинтервала" style:family="paragraph">
      <style:paragraph-properties fo:text-align="justify"/>
    </style:style>
    <style:style style:name="T143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45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47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P149" style:parent-style-name="Безинтервала" style:family="paragraph">
      <style:paragraph-properties fo:text-align="justify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P154" style:parent-style-name="Безинтервала" style:family="paragraph">
      <style:paragraph-properties fo:text-align="justify"/>
    </style:style>
    <style:style style:name="T15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P157" style:parent-style-name="Безинтервала" style:family="paragraph">
      <style:paragraph-properties fo:text-align="justify" fo:margin-left="0.7875in">
        <style:tab-stops/>
      </style:paragraph-properties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P162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163" style:parent-style-name="Безинтервала" style:family="paragraph">
      <style:paragraph-properties fo:text-align="justify" fo:margin-left="0.4875in">
        <style:tab-stops/>
      </style:paragraph-properties>
      <style:text-properties fo:font-size="14pt" style:font-size-asian="14pt" style:font-size-complex="14pt"/>
    </style:style>
    <style:style style:name="P164" style:parent-style-name="Безинтервала" style:family="paragraph">
      <style:paragraph-properties fo:text-align="justify"/>
    </style:style>
    <style:style style:name="T165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67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69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71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75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77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P179" style:parent-style-name="Безинтервала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180" style:parent-style-name="Безинтервала" style:family="paragraph">
      <style:paragraph-properties fo:text-align="justify" fo:text-indent="0.4923in"/>
      <style:text-properties fo:font-size="14pt" style:font-size-asian="14pt" style:font-size-complex="14pt"/>
    </style:style>
    <style:style style:name="P181" style:parent-style-name="Безинтервала" style:family="paragraph">
      <style:paragraph-properties fo:text-align="justify"/>
    </style:style>
    <style:style style:name="T18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P187" style:parent-style-name="Безинтервала" style:family="paragraph">
      <style:paragraph-properties fo:text-align="justify"/>
    </style:style>
    <style:style style:name="T18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P193" style:parent-style-name="Безинтервала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194" style:parent-style-name="Безинтервала" style:family="paragraph">
      <style:paragraph-properties fo:text-align="justify" fo:text-indent="0.4923in"/>
      <style:text-properties fo:font-size="14pt" style:font-size-asian="14pt" style:font-size-complex="14pt"/>
    </style:style>
    <style:style style:name="P195" style:parent-style-name="Безинтервала" style:family="paragraph">
      <style:paragraph-properties fo:text-align="justify"/>
    </style:style>
    <style:style style:name="T19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98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0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T203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fo:font-size="14pt" style:font-size-asian="14pt" style:font-size-complex="14pt"/>
    </style:style>
    <style:style style:name="T205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7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P209" style:parent-style-name="Безинтервала" style:family="paragraph">
      <style:paragraph-properties fo:text-align="justify"/>
    </style:style>
    <style:style style:name="T2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T212" style:parent-style-name="Основнойшрифтабзаца" style:family="text">
      <style:text-properties fo:font-size="14pt" style:font-size-asian="14pt" style:font-size-complex="14pt"/>
    </style:style>
    <style:style style:name="T213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T215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17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P219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220" style:parent-style-name="Безинтервала" style:family="paragraph">
      <style:paragraph-properties fo:text-align="justify" fo:text-indent="0.4923in"/>
      <style:text-properties fo:font-size="14pt" style:font-size-asian="14pt" style:font-size-complex="14pt"/>
    </style:style>
    <style:style style:name="P221" style:parent-style-name="Безинтервала" style:family="paragraph">
      <style:paragraph-properties fo:text-align="justify"/>
    </style:style>
    <style:style style:name="T222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8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29" style:parent-style-name="Основнойшрифтабзаца" style:family="text">
      <style:text-properties fo:font-size="14pt" style:font-size-asian="14pt" style:font-size-complex="14pt"/>
    </style:style>
    <style:style style:name="P230" style:parent-style-name="Безинтервала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1" style:parent-style-name="Безинтервала" style:family="paragraph">
      <style:paragraph-properties fo:text-align="justify" fo:text-indent="0.4923in"/>
      <style:text-properties fo:font-size="14pt" style:font-size-asian="14pt" style:font-size-complex="14pt"/>
    </style:style>
    <style:style style:name="P232" style:parent-style-name="Безинтервала" style:family="paragraph">
      <style:paragraph-properties fo:text-align="justify"/>
    </style:style>
    <style:style style:name="T23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T23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36" style:parent-style-name="Основнойшрифтабзаца" style:family="text">
      <style:text-properties fo:font-size="14pt" style:font-size-asian="14pt" style:font-size-complex="14pt"/>
    </style:style>
    <style:style style:name="P237" style:parent-style-name="Безинтервала" style:family="paragraph">
      <style:paragraph-properties fo:text-align="justify"/>
    </style:style>
    <style:style style:name="T238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0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4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2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4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45" style:parent-style-name="Основнойшрифтабзаца" style:family="text">
      <style:text-properties fo:font-size="14pt" style:font-size-asian="14pt" style:font-size-complex="14pt"/>
    </style:style>
    <style:style style:name="T246" style:parent-style-name="Основнойшрифтабзаца" style:family="text">
      <style:text-properties fo:font-size="14pt" style:font-size-asian="14pt" style:font-size-complex="14pt"/>
    </style:style>
    <style:style style:name="P247" style:parent-style-name="Безинтервала" style:family="paragraph">
      <style:paragraph-properties fo:text-align="justify"/>
    </style:style>
    <style:style style:name="T24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9" style:parent-style-name="Основнойшрифтабзаца" style:family="text">
      <style:text-properties fo:font-size="14pt" style:font-size-asian="14pt" style:font-size-complex="14pt"/>
    </style:style>
    <style:style style:name="T250" style:parent-style-name="Основнойшрифтабзаца" style:family="text">
      <style:text-properties fo:font-size="14pt" style:font-size-asian="14pt" style:font-size-complex="14pt"/>
    </style:style>
    <style:style style:name="P251" style:parent-style-name="Безинтервала" style:family="paragraph">
      <style:paragraph-properties fo:text-align="justify"/>
    </style:style>
    <style:style style:name="T252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5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5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5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5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257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База данных purchases_db описание:</text:p>
      <text:p text:style-name="P2">База данных содержит в себе данные по закупкам типового промышленного предприятия, имеющего структуру закупок сходную с описанной в ФЗ-223 «О<text:s/>закупках товаров, работ, услуг отдельными видами юридических лиц».</text:p>
      <text:p text:style-name="P3"/>
      <text:p text:style-name="P4">Включает в себя следующие базовые таблицы:</text:p>
      <text:list text:style-name="LFO1" text:continue-numbering="true">
        <text:list-item>
          <text:p text:style-name="P5"><text:span text:style-name="T6">departments</text:span><text:span text:style-name="T7"><text:s/>– список отделов предприятия;</text:span></text:p>
        </text:list-item>
        <text:list-item>
          <text:p text:style-name="P8"><text:span text:style-name="T9">products_types</text:span><text:span text:style-name="T10"><text:s/>– типы закупаемой продукции (товары; услуги / работы;<text:s/></text:span><text:span text:style-name="T11">etc</text:span><text:span text:style-name="T12">.);</text:span></text:p>
        </text:list-item>
        <text:list-item>
          <text:p text:style-name="P13"><text:span text:style-name="T14">purchases_types</text:span><text:span text:style-name="T15"><text:s/>– типы заку</text:span><text:span text:style-name="T16">пок (конкурентные; неконкурентные;<text:s/></text:span><text:span text:style-name="T17">etc</text:span><text:span text:style-name="T18">.);</text:span></text:p>
        </text:list-item>
        <text:list-item>
          <text:p text:style-name="P19"><text:span text:style-name="T20">responsible</text:span><text:span text:style-name="T21"><text:s/>– список закупщиков, т. е. исполнителей, ответственных за закупку на том или ином этапе;</text:span></text:p>
        </text:list-item>
      </text:list>
      <text:list text:style-name="LFO2" text:continue-numbering="true">
        <text:list-item>
          <text:list>
            <text:list-item>
              <text:p text:style-name="P22"><text:span text:style-name="T23">содержит автозаполняемый столбец<text:s/></text:span><text:span text:style-name="T24">initials</text:span><text:span text:style-name="T25">, который создаёт запись из Фамилии и Инициалов исполнителя;</text:span></text:p>
            </text:list-item>
          </text:list>
        </text:list-item>
      </text:list>
      <text:list text:style-name="LFO1" text:continue-numbering="true">
        <text:list-item>
          <text:p text:style-name="P26"><text:span text:style-name="T27">events</text:span><text:span text:style-name="T28"><text:s/>– ос</text:span><text:span text:style-name="T29">новные «события», случающиеся с закупкой во время её жизненного цикла;</text:span></text:p>
        </text:list-item>
        <text:list-item>
          <text:p text:style-name="P30"><text:span text:style-name="T31">stages</text:span><text:span text:style-name="T32"><text:s/>– основные этапы жизненного цикла закупки.</text:span></text:p>
        </text:list-item>
      </text:list>
      <text:p text:style-name="P33"/>
      <text:p text:style-name="P34">Включает в себя следующие таблицы, содержащие данные, относящиеся непосредственно о закупке:</text:p>
      <text:list text:style-name="LFO3" text:continue-numbering="true">
        <text:list-item>
          <text:p text:style-name="P35"><text:span text:style-name="T36">procurement_plan</text:span><text:span text:style-name="T37"><text:s/>– годовой план закупок;</text:span></text:p>
        </text:list-item>
      </text:list>
      <text:list text:style-name="LFO4" text:continue-numbering="true">
        <text:list-item>
          <text:p text:style-name="P38"><text:span text:style-name="T39">связана с таблицами<text:s/></text:span><text:span text:style-name="T40">departments</text:span><text:span text:style-name="T41">;<text:s/></text:span><text:span text:style-name="T42">products</text:span><text:span text:style-name="T43">_</text:span><text:span text:style-name="T44">types</text:span><text:span text:style-name="T45">;<text:s/></text:span><text:span text:style-name="T46">purchases</text:span><text:span text:style-name="T47">_</text:span><text:span text:style-name="T48">types</text:span><text:span text:style-name="T49"><text:s/>через связь один ко многим, так как отделу, типу товара, типу закупок,<text:s/></text:span><text:span text:style-name="T50">etc</text:span><text:span text:style-name="T51">. может соответствовать неограниченное число записей в<text:s/></text:span><text:span text:style-name="T52">procurement_plan</text:span><text:span text:style-name="T53">;</text:span></text:p>
        </text:list-item>
        <text:list-item>
          <text:p text:style-name="P54"><text:span text:style-name="T55">в случае внесения изменений в любую из указа</text:span><text:span text:style-name="T56">нных таблиц данные в<text:s/></text:span><text:span text:style-name="T57">procurement_plan</text:span><text:span text:style-name="T58"><text:s/>меняются автоматически;</text:span></text:p>
        </text:list-item>
      </text:list>
      <text:list text:style-name="LFO3" text:continue-numbering="true">
        <text:list-item>
          <text:p text:style-name="P59"><text:span text:style-name="T60">other_procurement_register</text:span><text:span text:style-name="T61"><text:s/>–<text:s/></text:span><text:span text:style-name="T62">любой</text:span><text:span text:style-name="T63"><text:s/></text:span><text:span text:style-name="T64">другой</text:span><text:span text:style-name="T65"><text:s/></text:span><text:span text:style-name="T66">реестр</text:span><text:span text:style-name="T67"><text:s/></text:span><text:span text:style-name="T68">закупок</text:span><text:span text:style-name="T69">.<text:s/></text:span><text:span text:style-name="T70">В данном случае – реестр закупок, не предусмотренных годовым планом. При необходимости число таких реестров может быть каким угодно;</text:span></text:p>
        </text:list-item>
      </text:list>
      <text:list text:style-name="LFO5" text:continue-numbering="true">
        <text:list-item>
          <text:p text:style-name="P71"><text:span text:style-name="T72">связана с таблицами<text:s/></text:span><text:span text:style-name="T73">departments</text:span><text:span text:style-name="T74">;<text:s/></text:span><text:span text:style-name="T75">products</text:span><text:span text:style-name="T76">_</text:span><text:span text:style-name="T77">types</text:span><text:span text:style-name="T78">;<text:s/></text:span><text:span text:style-name="T79">purchases</text:span><text:span text:style-name="T80">_</text:span><text:span text:style-name="T81">types</text:span><text:span text:style-name="T82"><text:s/>через связь один ко многим, так как отделу, типу товара, типу закупок,<text:s/></text:span><text:span text:style-name="T83">etc</text:span><text:span text:style-name="T84">. может соответствовать неограниченное число записей в<text:s/></text:span><text:span text:style-name="T85">other</text:span><text:span text:style-name="T86">_</text:span><text:span text:style-name="T87">procurement</text:span><text:span text:style-name="T88">_</text:span><text:span text:style-name="T89">register</text:span><text:span text:style-name="T90">;</text:span></text:p>
        </text:list-item>
        <text:list-item>
          <text:p text:style-name="P91"><text:span text:style-name="T92">в случае внесения изменений в любу</text:span><text:span text:style-name="T93">ю из указанных таблиц данные в<text:s/></text:span><text:span text:style-name="T94">other</text:span><text:span text:style-name="T95">_</text:span><text:span text:style-name="T96">procurement</text:span><text:span text:style-name="T97">_</text:span><text:span text:style-name="T98">register</text:span><text:span text:style-name="T99"><text:s/>меняются автоматически;</text:span></text:p>
        </text:list-item>
        <text:list-item>
          <text:p text:style-name="P100"><text:span text:style-name="T101">при необходимости можно связать её с любыми другими базовыми таблицами;</text:span></text:p>
        </text:list-item>
      </text:list>
      <text:list text:style-name="LFO3" text:continue-numbering="true">
        <text:list-item>
          <text:p text:style-name="P102"><text:span text:style-name="T103">purchases</text:span><text:span text:style-name="T104"><text:s/>– сводная таблица, которая включает в себя все закупки в порядке их поступления в закупочный</text:span><text:span text:style-name="T105"><text:s/>отдел. Объединяет и даёт доступ к закупкам из годового плана и любых других реестров;</text:span></text:p>
        </text:list-item>
      </text:list>
      <text:list text:style-name="LFO6" text:continue-numbering="true">
        <text:list-item>
          <text:p text:style-name="P106"><text:span text:style-name="T107">связана с таблицами<text:s/></text:span><text:span text:style-name="T108">procurement</text:span><text:span text:style-name="T109">_</text:span><text:span text:style-name="T110">plan</text:span><text:span text:style-name="T111">;<text:s/></text:span><text:span text:style-name="T112">other</text:span><text:span text:style-name="T113">_</text:span><text:span text:style-name="T114">procurement</text:span><text:span text:style-name="T115">_</text:span><text:span text:style-name="T116">register</text:span><text:span text:style-name="T117">; через связь один ко многим, так как каждой записи из указанных таблиц может соответствовать несколько з</text:span><text:span text:style-name="T118">аписей в таблице<text:s/></text:span><text:span text:style-name="T119">purchases</text:span><text:span text:style-name="T120">, например, когда одна и та же закупка по какой-либо причине проводится несколько раз. Как раз для этого и создана таблица<text:s/></text:span><text:span text:style-name="T121">purchases</text:span><text:span text:style-name="T122"><text:s/>– она позволяет увидеть, когда закупка была, например, отменена и начата во второй, третий, и т.<text:s/></text:span><text:span text:style-name="T123">д. разы;</text:span></text:p>
        </text:list-item>
      </text:list>
      <text:list text:style-name="LFO3" text:continue-numbering="true">
        <text:list-item>
          <text:p text:style-name="P124"><text:span text:style-name="T125">purchase_status</text:span><text:span text:style-name="T126"><text:s/>– учитывает события и этапы, случающиеся с каждой закупкой из таблицы<text:s/></text:span><text:span text:style-name="T127">purchases</text:span><text:span text:style-name="T128">;</text:span></text:p>
        </text:list-item>
      </text:list>
      <text:list text:style-name="LFO6" text:continue-numbering="true">
        <text:list-item>
          <text:p text:style-name="P129"><text:span text:style-name="T130">связана с таблицами<text:s/></text:span><text:span text:style-name="T131">purchases</text:span><text:span text:style-name="T132">;<text:s/></text:span><text:span text:style-name="T133">events</text:span><text:span text:style-name="T134">;<text:s/></text:span><text:span text:style-name="T135">stages</text:span><text:span text:style-name="T136">;<text:s/></text:span><text:span text:style-name="T137">responsible</text:span><text:span text:style-name="T138"><text:s/>через связь один ко многим, так как каждой записи из указанных таблиц может соответствовать</text:span><text:span text:style-name="T139"><text:s/>несколько записей в таблице<text:s/></text:span><text:span text:style-name="T140">purchase_status</text:span><text:span text:style-name="T141">;</text:span></text:p>
        </text:list-item>
      </text:list>
      <text:list text:style-name="LFO3" text:continue-numbering="true">
        <text:list-item>
          <text:p text:style-name="P142"><text:span text:style-name="T143">procurement</text:span><text:span text:style-name="T144">_</text:span><text:span text:style-name="T145">documents</text:span><text:span text:style-name="T146">_</text:span><text:span text:style-name="T147">register</text:span><text:span text:style-name="T148"><text:s/>– реестр протоколов и сопоставительных таблиц, оформляемых по результатам закупочного органа;</text:span></text:p>
        </text:list-item>
      </text:list>
      <text:list text:style-name="LFO6" text:continue-numbering="true">
        <text:list-item>
          <text:p text:style-name="P149"><text:span text:style-name="T150">связана с таблицей<text:s/></text:span><text:span text:style-name="T151">purchase_status</text:span><text:span text:style-name="T152"><text:s/>связью один к одному, так как каждому событию из ж</text:span><text:span text:style-name="T153">изненного цикла закупки может соответствовать только одно заседание закупочного органа и, соответственно, только один протокол и сопоставительная таблица;</text:span></text:p>
        </text:list-item>
      </text:list>
      <text:list text:style-name="LFO3" text:continue-numbering="true">
        <text:list-item>
          <text:p text:style-name="P154"><text:span text:style-name="T155">winners</text:span><text:span text:style-name="T156"><text:s/>– реестр победителей закупок;</text:span></text:p>
          <text:list text:continue-numbering="true">
            <text:list-item>
              <text:p text:style-name="P157"><text:span text:style-name="T158">связана с таблицей<text:s/></text:span><text:span text:style-name="T159">purchases</text:span><text:span text:style-name="T160"><text:s/>связью один к одному, так как<text:s/></text:span><text:span text:style-name="T161">закупка может быть проведена только один раз.</text:span></text:p>
            </text:list-item>
          </text:list>
        </text:list-item>
      </text:list>
      <text:p text:style-name="P162"/>
      <text:p text:style-name="P163">Триггеры:</text:p>
      <text:list text:style-name="LFO7" text:continue-numbering="true">
        <text:list-item>
          <text:p text:style-name="P164"><text:span text:style-name="T165">procurement</text:span><text:span text:style-name="T166">_</text:span><text:span text:style-name="T167">plan</text:span><text:span text:style-name="T168">_</text:span><text:span text:style-name="T169">before</text:span><text:span text:style-name="T170">_</text:span><text:span text:style-name="T171">insert</text:span><text:span text:style-name="T172"><text:s/></text:span><text:span text:style-name="T173">в таблице</text:span><text:span text:style-name="T174"><text:s/></text:span><text:span text:style-name="T175">procurement</text:span><text:span text:style-name="T176">_</text:span><text:span text:style-name="T177">plan</text:span><text:span text:style-name="T178"><text:s/>запрещает указывать дату завершения закупки равную или предшествующую дате начала этой закупки;</text:span></text:p>
        </text:list-item>
      </text:list>
      <text:p text:style-name="P179"/>
      <text:p text:style-name="P180">Представления:</text:p>
      <text:list text:style-name="LFO8" text:continue-numbering="true">
        <text:list-item>
          <text:p text:style-name="P181"><text:span text:style-name="T182">purchases_full</text:span><text:span text:style-name="T183"><text:s/>– создаёт табл</text:span><text:span text:style-name="T184">ицу, аналогичную<text:s/></text:span><text:span text:style-name="T185">purchases</text:span><text:span text:style-name="T186">, но заполненную данными, а не индексами. Необходимо для сокращения написания кода при формировании отчётов;</text:span></text:p>
        </text:list-item>
        <text:list-item>
          <text:p text:style-name="P187"><text:span text:style-name="T188">purchase_status_full</text:span><text:span text:style-name="T189"><text:s/>– создаёт таблицу, аналогичную<text:s/></text:span><text:span text:style-name="T190">purchase_status</text:span><text:span text:style-name="T191">, но заполненную данными, а не индексами. Необходимо<text:s/></text:span><text:span text:style-name="T192">для сокращения написания кода при формировании отчётов.</text:span></text:p>
        </text:list-item>
      </text:list>
      <text:p text:style-name="P193"/>
      <text:p text:style-name="P194">Функции:</text:p>
      <text:list text:style-name="LFO9" text:continue-numbering="true">
        <text:list-item>
          <text:p text:style-name="P195"><text:span text:style-name="T196">last</text:span><text:span text:style-name="T197">_</text:span><text:span text:style-name="T198">status</text:span><text:span text:style-name="T199">_</text:span><text:span text:style-name="T200">id</text:span><text:span text:style-name="T201"><text:s/></text:span><text:span text:style-name="T202">– определяет<text:s/></text:span><text:span text:style-name="T203">id</text:span><text:span text:style-name="T204"><text:s/>таблицы<text:s/></text:span><text:span text:style-name="T205">purchase</text:span><text:span text:style-name="T206">_</text:span><text:span text:style-name="T207">status</text:span><text:span text:style-name="T208">, соответствующий самому позднему событию жизненного цикла закупки. Используется для повышения читабельности кода;</text:span></text:p>
        </text:list-item>
        <text:list-item>
          <text:p text:style-name="P209"><text:span text:style-name="T210">first_status_id</text:span><text:span text:style-name="T211"><text:s/>– опр</text:span><text:span text:style-name="T212">еделяет<text:s/></text:span><text:span text:style-name="T213">id</text:span><text:span text:style-name="T214"><text:s/>таблицы<text:s/></text:span><text:span text:style-name="T215">purchase</text:span><text:span text:style-name="T216">_</text:span><text:span text:style-name="T217">status</text:span><text:span text:style-name="T218">, соответствующий самому раннему событию жизненного цикла закупки. Используется для повышения читабельности кода;</text:span></text:p>
        </text:list-item>
      </text:list>
      <text:p text:style-name="P219"/>
      <text:p text:style-name="P220">Запросы:</text:p>
      <text:list text:style-name="LFO10" text:continue-numbering="true">
        <text:list-item>
          <text:p text:style-name="P221"><text:span text:style-name="T222">procurement</text:span><text:span text:style-name="T223">_</text:span><text:span text:style-name="T224">plan</text:span><text:span text:style-name="T225">_</text:span><text:span text:style-name="T226">per</text:span><text:span text:style-name="T227">_</text:span><text:span text:style-name="T228">year</text:span><text:span text:style-name="T229"><text:s/>– формирует план закупок за указанный год.</text:span></text:p>
        </text:list-item>
      </text:list>
      <text:p text:style-name="P230"/>
      <text:p text:style-name="P231">Процедуры:</text:p>
      <text:list text:style-name="LFO11" text:continue-numbering="true">
        <text:list-item>
          <text:p text:style-name="P232"><text:span text:style-name="T233">current_purchases</text:span><text:span text:style-name="T234"><text:s/>– список незавершённых закупок из таблицы<text:s/></text:span><text:span text:style-name="T235">purchases</text:span><text:span text:style-name="T236"><text:s/>с указанием последнего события, текущего этапа, даты его завершения и ответственного исполнителя. Формируется ежедневно, чем и обусловлена реализация в виде процедуры;</text:span></text:p>
        </text:list-item>
        <text:list-item>
          <text:p text:style-name="P237"><text:span text:style-name="T238">procurement</text:span><text:span text:style-name="T239">_</text:span><text:span text:style-name="T240">report</text:span><text:span text:style-name="T241">_</text:span><text:span text:style-name="T242">per</text:span><text:span text:style-name="T243">_</text:span><text:span text:style-name="T244">month</text:span><text:span text:style-name="T245"><text:s/>–<text:s/></text:span><text:span text:style-name="T246">отчёт о завершённых закупках за конкретный месяц. Формируется не реже, чем раз в месяц (на практике чаще), чем и обусловлена реализация в виде процедуры;</text:span></text:p>
        </text:list-item>
        <text:list-item>
          <text:p text:style-name="P247"><text:span text:style-name="T248">procurement_report_per_year</text:span><text:span text:style-name="T249"><text:s/>– отчёт о завершённых закупках за конкретный год. Реализация в виде процед</text:span><text:span text:style-name="T250">уры в связи с объёмным кодом;</text:span></text:p>
        </text:list-item>
        <text:list-item>
          <text:p text:style-name="P251"><text:span text:style-name="T252">specific</text:span><text:span text:style-name="T253">_</text:span><text:span text:style-name="T254">purchase</text:span><text:span text:style-name="T255">_</text:span><text:span text:style-name="T256">report</text:span><text:span text:style-name="T257"><text:s/>– отчёт о жизненном цикле конкретной закупки. Выполняется нерегулярно, но часто, чем и обусловлена реализация в виде процедуры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Строгий_12" style:display-name="Строгий_12" style:family="paragraph">
      <style:paragraph-properties fo:margin-bottom="0in" fo:line-height="115%" fo:text-indent="0.4923in"/>
      <style:text-properties style:font-name="Times New Roman" style:font-name-asian="Times New Roman" fo:color="#2F5496" fo:font-size="12pt" style:font-size-asian="12pt" style:font-size-complex="16pt" fo:hyphenate="false"/>
    </style:style>
    <style:style style:name="Строгий_12Знак" style:display-name="Строгий_12 Знак" style:family="text" style:parent-style-name="Основнойшрифтабзаца">
      <style:text-properties style:font-name="Times New Roman" style:font-name-asian="Times New Roman" style:font-name-complex="Times New Roman" fo:color="#2F5496" fo:font-size="12pt" style:font-size-asian="12pt" style:font-size-complex="16pt"/>
    </style:style>
    <style:style style:name="TNR_14" style:display-name="TNR_14" style:family="paragraph">
      <style:paragraph-properties fo:margin-bottom="0in" fo:line-height="115%" fo:text-indent="0.4923in"/>
      <style:text-properties style:font-name="Times New Roman" style:font-name-asian="Times New Roman" fo:color="#2F5496" fo:font-size="14pt" style:font-size-asian="14pt" style:font-size-complex="16pt" fo:hyphenate="false"/>
    </style:style>
    <style:style style:name="TNR_14Знак" style:display-name="TNR_14 Знак" style:family="text" style:parent-style-name="Строгий_12Знак">
      <style:text-properties style:font-name="Times New Roman" style:font-name-asian="Times New Roman" style:font-name-complex="Times New Roman" fo:color="#2F5496" fo:font-size="14pt" style:font-size-asian="14pt" style:font-size-complex="16pt"/>
    </style:style>
    <style:style style:name="TNR_12" style:display-name="TNR_12" style:family="paragraph" style:parent-style-name="TNR_14">
      <style:text-properties fo:font-size="12pt" style:font-size-asian="12pt" fo:hyphenate="false"/>
    </style:style>
    <style:style style:name="TNR_12Знак" style:display-name="TNR_12 Знак" style:family="text" style:parent-style-name="TNR_14Знак">
      <style:text-properties style:font-name="Times New Roman" style:font-name-asian="Times New Roman" style:font-name-complex="Times New Roman" fo:color="#2F5496" fo:font-size="12pt" style:font-size-asian="12pt" style:font-size-complex="16pt"/>
    </style:style>
    <style:style style:name="TNR_Заголовок1" style:display-name="TNR_Заголовок 1" style:family="paragraph" style:parent-style-name="TNR_14" style:next-style-name="TNR_14">
      <style:paragraph-properties fo:text-align="center"/>
      <style:text-properties fo:font-weight="bold" style:font-weight-asian="bold" fo:font-size="16pt" style:font-size-asian="16pt" fo:hyphenate="false"/>
    </style:style>
    <style:style style:name="TNR_Заголовок1Знак" style:display-name="TNR_Заголовок 1 Знак" style:family="text" style:parent-style-name="TNR_14Знак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TNR_Заголовок2" style:display-name="TNR_Заголовок 2" style:family="paragraph" style:parent-style-name="TNR_14" style:next-style-name="TNR_14">
      <style:paragraph-properties fo:text-indent="0in"/>
      <style:text-properties fo:font-weight="bold" style:font-weight-asian="bold" fo:font-size="16pt" style:font-size-asian="16pt" fo:hyphenate="false"/>
    </style:style>
    <style:style style:name="TNR_Заголовок2Знак" style:display-name="TNR_Заголовок 2 Знак" style:family="text" style:parent-style-name="TNR_14Знак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TNR_Заголовок3" style:display-name="TNR_Заголовок 3" style:family="paragraph" style:parent-style-name="TNR_14" style:next-style-name="TNR_14">
      <style:paragraph-properties fo:text-indent="0in"/>
      <style:text-properties fo:font-weight="bold" style:font-weight-asian="bold" fo:hyphenate="false"/>
    </style:style>
    <style:style style:name="TNR_Заголовок3Знак" style:display-name="TNR_Заголовок 3 Знак" style:family="text" style:parent-style-name="TNR_14Знак">
      <style:text-properties style:font-name="Times New Roman" style:font-name-asian="Times New Roman" style:font-name-complex="Times New Roman" fo:font-weight="bold" style:font-weight-asian="bold" fo:color="#2F5496" fo:font-size="14pt" style:font-size-asian="14pt" style:font-size-complex="16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2" style:family="text">
      <style:text-properties style:font-name="Symbol"/>
    </style:style>
    <style:style style:name="WW_CharLFO3LVL2" style:family="text">
      <style:text-properties style:font-name="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LVL2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3LVL2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onidYakovlev</meta:initial-creator>
    <dc:creator>LeonidYakovlev</dc:creator>
    <meta:creation-date>2021-04-08T13:16:00Z</meta:creation-date>
    <dc:date>2021-04-08T13:16:00Z</dc:date>
    <meta:print-date>2021-04-08T13:14:00Z</meta:print-date>
    <meta:template xlink:href="Normal" xlink:type="simple"/>
    <meta:editing-cycles>4</meta:editing-cycles>
    <meta:editing-duration>PT60S</meta:editing-duration>
    <meta:document-statistic meta:page-count="1" meta:paragraph-count="9" meta:word-count="739" meta:character-count="4947" meta:row-count="35" meta:non-whitespace-character-count="4217"/>
  </office:meta>
</office:document-meta>
</file>